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3pt" style:font-size-asian="13pt" style:font-size-complex="13pt"/>
    </style:style>
    <style:style style:name="P2" style:family="paragraph" style:parent-style-name="Standard" style:list-style-name="L1">
      <style:paragraph-properties fo:text-align="justify" style:justify-single-word="false"/>
      <style:text-properties fo:font-size="13pt" style:font-size-asian="13pt" style:font-size-complex="13pt"/>
    </style:style>
    <style:style style:name="P3" style:family="paragraph" style:parent-style-name="Standard">
      <style:paragraph-properties fo:text-align="end" style:justify-single-word="false"/>
      <style:text-properties fo:font-size="13pt" style:font-size-asian="13pt" style:font-size-complex="13pt"/>
    </style:style>
    <style:style style:name="T1" style:family="text">
      <style:text-properties style:font-name="Times New Roman" fo:font-size="12pt" style:font-name-asian="F" style:font-size-asian="12pt" style:font-name-complex="F" style:font-size-complex="12pt"/>
    </style:style>
    <style:style style:name="T2" style:family="text">
      <style:text-properties style:font-name="Times New Roman" style:font-name-asian="F" style:font-name-complex="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Skills for Cognitive Science – Assignment2</text:p>
      <text:p text:style-name="P1"/>
      <text:p text:style-name="P1">This experiment aim at investigating how negation is processed compared to affirmation in a multimodal memory task. Similar experimental designs have been used to investigate negation (<text:span text:style-name="T2">Carpenter &amp; Just, 1975; Kaup, Zwaan, &amp; Lüdtke, 2006). The experiment consist in two different phases. During the 'Encoding phase', for each trial, participants see two vertically arranged images, then they are presented with a sentence of the type “There is (not) a X above/below a Y”, describing the spatial relation between the two images. During the 'Retrieval stage' participants have to judge as quickly as possible whether the depicted objects mentioned in the utterances were spatially arranged in the same or in a different way. Firstly, I would expect a response-slowing impact of the negation operator. Secondly, in line with the literature on this research domain (Clark, H.H., &amp; Chase, W.G. , 1972; Kaup, B., &amp; Zwaan, R.A. , 2003) I would expect to find a <text:s/>negation-by-truth-value interaction. While true affirmative sentences ('taffabove'/'taffbelow' e.g. There is a towel above a vase [t]) are easier to evaluate than false affirmative sentences ('faffabove'/'faffbelow' e.g. There is a pill above a syringe [f]), the opposite holds for negative sentences; in that case, true sentences ('tnegabove'/'tnegbelow' e.g. There is not a vase above a towel [t]) are more difficultthan false ones ('fnegabove'/'fnegbelow' e.g. There is not a syringe above a pill [f]).</text:span></text:p>
      <text:p text:style-name="P1"><text:span text:style-name="T2"/></text:p>
      <text:p text:style-name="P1"><text:span text:style-name="T2">Hypotheses:</text:span></text:p>
      <text:list xml:id="list8283798731130560771" text:style-name="L1">
        <text:list-item>
          <text:p text:style-name="P2"><text:span text:style-name="T2">Response times : negative &gt; affirmative sentences (i.e. response-slowing impact of the negation operator)</text:span></text:p>
        </text:list-item>
        <text:list-item>
          <text:p text:style-name="P2"><text:span text:style-name="T2">Accuracy : true affirmative &gt; false affirmative</text:span></text:p>
          <text:p text:style-name="P2"><text:span text:style-name="T2"><text:s text:c="10"/><text:tab/> <text:s text:c="6"/>true negative &lt; false negative (i.e. negation-by-truth-value interaction)</text:span></text:p>
        </text:list-item>
      </text:list>
      <text:p text:style-name="P1"><text:span text:style-name="T2"/></text:p>
      <text:p text:style-name="P1"><text:span text:style-name="T2"/></text:p>
      <text:p text:style-name="P3"><text:span text:style-name="T2">Francesco Mantegna</text:span></text:p>
      <text:p text:style-name="P3"><text:span text:style-name="T2">1888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Mantegna</meta:initial-creator>
    <meta:creation-date>2017-04-10T17:35:15</meta:creation-date>
    <meta:document-statistic meta:table-count="0" meta:image-count="0" meta:object-count="0" meta:page-count="1" meta:paragraph-count="8" meta:word-count="268" meta:character-count="1799"/>
    <dc:date>2017-04-11T10:52:45</dc:date>
    <dc:creator>Francesco Mantegna</dc:creator>
    <meta:editing-duration>PT5M15S</meta:editing-duration>
    <meta:editing-cycles>1</meta:editing-cycles>
    <meta:generator>OpenOffice/4.1.2$Unix OpenOffice.org_project/412m3$Build-9782</meta:generator>
  </office:meta>
</office:document-meta>
</file>